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191.45pt"/>
    </style:style>
    <style:style style:name="co3" style:family="table-column">
      <style:table-column-properties fo:break-before="auto" style:column-width="216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2.41pt" fo:break-before="auto" style:use-optimal-row-height="true"/>
    </style:style>
    <style:style style:name="ro3" style:family="table-row">
      <style:table-row-properties style:row-height="32.2pt" fo:break-before="auto" style:use-optimal-row-height="true"/>
    </style:style>
    <style:style style:name="ro4" style:family="table-row">
      <style:table-row-properties style:row-height="31.41pt" fo:break-before="auto" style:use-optimal-row-height="false"/>
    </style:style>
    <style:style style:name="ro5" style:family="table-row">
      <style:table-row-properties style:row-height="21.9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90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Closed out?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an you find whether the final Pareto optimal designs satisfy the ASME Safety Standard?</text:p>
          </table:table-cell>
          <table:table-cell table:style-name="ce2" office:value-type="string" calcext:value-type="string">
            <text:p>This was not something the current program was built to do. It can certainly be done, but we should discuss time constraints for doing this. 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“ASME Safety Standard…” Reference?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hould mention that the two approaches are developed/employed to handle uncertainty in loadings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ection 1.1, add that beam is subject to random load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How do we pwrform an evaluation on the effectiveness of these methods?</text:p>
          </table:table-cell>
          <table:table-cell table:style-name="ce2" office:value-type="string" calcext:value-type="string">
            <text:p>We need to discuss evaluating the effectiveness as I’m not really 100% on how we can do this. </text:p>
          </table:table-cell>
          <table:table-cell office:value-type="string" calcext:value-type="string">
            <text:p>This language has been removed, I will still not close this one out yet. 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inimum Capable Side Load… What does it mean? Does it relate to the hoorizintal load? How?</text:p>
          </table:table-cell>
          <table:table-cell table:style-name="ce2" office:value-type="string" calcext:value-type="string">
            <text:p>I will clarify the connection between the two values in the text. </text:p>
          </table:table-cell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ove “Constraints” on page 18 to Page 5 as marked.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ake design approach 2 applicable in design objective 2. Suggest: “Minimize max stress in approach 1 and...”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Need mathematical formulation of the minimization problem listed here. </text:p>
          </table:table-cell>
          <table:table-cell table:style-name="ce2" office:value-type="string" calcext:value-type="string">
            <text:p>Will come up with a proposed formula and insert. </text:p>
          </table:table-cell>
          <table:table-cell table:number-columns-repeated="2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rovide a brief outline of chapter 2 prior to 2.1. 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Indent section and subsection headings. </text:p>
          </table:table-cell>
          <table:table-cell table:style-name="ce2" office:value-type="string" calcext:value-type="string">
            <text:p>I don’t know if I want to indent the sub headings. I will mock it up, but I don’t think it will look the way I intend with them indented. 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Is n the number of samples or of fitness values? Clarify variable naming convention. </text:p>
          </table:table-cell>
          <table:table-cell table:style-name="ce2" office:value-type="string" calcext:value-type="string">
            <text:p>Agreed and will implement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Equation 2.1, make it clear that I is going from 1 to n</text:p>
          </table:table-cell>
          <table:table-cell table:style-name="ce2" office:value-type="string" calcext:value-type="string">
            <text:p>Need to discuss details of this request as I thought my notation was proper. I do not have much experience here, however. 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Group random load methods together. Move 2.2 to 2.2.1, make a new heading 2.2 Random Loads, and move Reliability Index into 2.2.2</text:p>
          </table:table-cell>
          <table:table-cell table:style-name="ce2" office:value-type="string" calcext:value-type="string">
            <text:p>Agreed and will implement</text:p>
          </table:table-cell>
          <table:table-cell table:number-columns-repeated="2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igure 2.1 No black background, can it just be a mesh graph?</text:p>
          </table:table-cell>
          <table:table-cell table:style-name="ce2" office:value-type="string" calcext:value-type="string">
            <text:p>Agreed about the background, not 100% on the meaning of mesh graph?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(Several questions about the CQUAD4 use and explanation of how the elements are oriented)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 table:number-columns-repeated="2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Figure 2.2: Add coordinate system to the figure. </text:p>
          </table:table-cell>
          <table:table-cell table:style-name="ce2" office:value-type="string" calcext:value-type="string">
            <text:p>Agreed and will implement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everal general comments I don’t understand on the math that we will need to discuss in person. 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dd brief summary of chapter 4</text:p>
          </table:table-cell>
          <table:table-cell table:style-name="ce2" office:value-type="string" calcext:value-type="string">
            <text:p>Agreed and will implement</text:p>
          </table:table-cell>
          <table:table-cell table:number-columns-repeated="2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Suggest that title involve ‘worst case...cover 97.5% of possible load cases. </text:p>
          </table:table-cell>
          <table:table-cell table:style-name="ce2" office:value-type="string" calcext:value-type="string">
            <text:p>I prefer the title I have, but agree that the 97.5% figure needs to be included. </text:p>
          </table:table-cell>
          <table:table-cell table:number-columns-repeated="2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Make clear that the reliability index is based on stress in bullet point 2 at bottom of page. </text:p>
          </table:table-cell>
          <table:table-cell table:style-name="ce2" office:value-type="string" calcext:value-type="string">
            <text:p>Agreed and will implement</text:p>
          </table:table-cell>
          <table:table-cell table:number-columns-repeated="2"/>
        </table:table-row>
        <table:table-row table:style-name="ro5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What is the value of beta? Reliability index?</text:p>
          </table:table-cell>
          <table:table-cell table:style-name="ce2" office:value-type="string" calcext:value-type="string">
            <text:p>Yes, beta is reliability index. Will clarify. 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Equation 2.3 is related to figure 4.1…</text:p>
          </table:table-cell>
          <table:table-cell table:style-name="ce2" office:value-type="string" calcext:value-type="string">
            <text:p>Not sure what needs to be done here?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3d view of the figure 1.1</text:p>
          </table:table-cell>
          <table:table-cell table:number-columns-repeated="3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ore specific with regards to comp efficiency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Define 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ook at clarifying notation for “i” in 2.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Use bold lettering for (Complete) vectors. 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eck on inequality for PD</text:p>
          </table:table-cell>
          <table:table-cell table:number-columns-repeated="3"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ssumptions section. “Main thing isn’t to come up with a perfectly realistic solution”</text:p>
          </table:table-cell>
          <table:table-cell table:number-columns-repeated="3"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Mention constraints all. Mark point where force is applied and where the constraints are. </text:p>
          </table:table-cell>
          <table:table-cell table:number-columns-repeated="3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Mention how our “G” variable becomes the stress components. </text:p>
          </table:table-cell>
          <table:table-cell table:number-columns-repeated="3"/>
        </table:table-row>
        <table:table-row table:style-name="ro8">
          <table:table-cell/>
          <table:table-cell table:style-name="ce2" office:value-type="string" calcext:value-type="string">
            <text:p>when we compare...we have 2 approaches… one is worst case… Design is subjected to top 1-97.5% of the load. Second approach is based on reliability…. In order to have a fair comparison, if we set 97.5% as a cutoff, we have to do the same … run a case with 99.5% maybe?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ce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19:07:17.635981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0:53:10.826099919</meta:creation-date>
    <dc:date>2019-03-17T21:31:55.832460705</dc:date>
    <meta:editing-duration>PT3H4M24S</meta:editing-duration>
    <meta:editing-cycles>4</meta:editing-cycles>
    <meta:generator>LibreOffice/6.1.3.2$Linux_X86_64 LibreOffice_project/10$Build-2</meta:generator>
    <dc:creator>Aaron Moore</dc:creator>
    <meta:document-statistic meta:table-count="1" meta:cell-count="102" meta:object-count="0"/>
  </office:meta>
</office:document-meta>
</file>